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5c6c" officeooo:paragraph-rsid="00165c6c"/>
    </style:style>
    <style:style style:name="T1" style:family="text">
      <style:text-properties officeooo:rsid="001683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the exercise I implemented a basic UDP Multicast communication between one server and more clients. The final implementation should consider a more reliable way to deliver objects. Since multicast uses unreliable protocol like UDP, an additional layer need to be implemented on top of the existent protocol <text:span text:style-name="T1">in order to have a reliable transport protocol</text:span>; this could be achieved either writing something from scratch or using some libraries already out there (such as Jgroups). <text:span text:style-name="T1">My implementation so far doesn’t guarantee message delivery at 100% rate since it uses UDP, currently it sends messages of 400 bytes but I am sure if the size would be increased there will be message los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9:47:14.497683076</meta:creation-date>
    <dc:date>2019-03-24T20:03:42.254856208</dc:date>
    <meta:editing-duration>PT4M45S</meta:editing-duration>
    <meta:editing-cycles>1</meta:editing-cycles>
    <meta:document-statistic meta:table-count="0" meta:image-count="0" meta:object-count="0" meta:page-count="1" meta:paragraph-count="1" meta:word-count="112" meta:character-count="685" meta:non-whitespace-character-count="574"/>
    <meta:generator>LibreOffice/6.0.3.2$Linux_X86_64 LibreOffice_project/00m0$Build-2</meta:generator>
  </office:meta>
</office:document-meta>
</file>